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 Identidad del Colegio</text:p>
      <text:p text:style-name="Standard"/>
      <text:p text:style-name="Standard">Nombre del Colegio: Centro educativo N°12 Leopoldo Lugones.<text:s/>Nivel Inicial, primario y secundario.</text:p>
      <text:p text:style-name="Standard"/>
      <text:p text:style-name="Standard">Lema o Eslogan:</text:p>
      <text:p text:style-name="Standard"/>
      <text:p text:style-name="Standard">Texto de Bienvenida: Bienvenidos a nuestra institución</text:p>
      <text:p text:style-name="Standard"/>
      <text:p text:style-name="Standard">2. Sección Novedades</text:p>
      <text:p text:style-name="Standard"/>
      <text:p text:style-name="Standard">Título temporal: Próximamente</text:p>
      <text:p text:style-name="Standard"/>
      <text:p text:style-name="Standard">Mensaje: ¡Abran<text:s/>novedades dentro de poco!</text:p>
      <text:p text:style-name="Standard"/>
      <text:p text:style-name="Standard">3. Sobre el Colegio</text:p>
      <text:p text:style-name="Standard"/>
      <text:p text:style-name="Standard">Título de la sección: Sobre nosotros</text:p>
      <text:p text:style-name="Standard"/>
      <text:p text:style-name="Standard">Descripción:</text:p>
      <text:p text:style-name="Standard"/>
      <text:p text:style-name="Standard">4. Información de Contacto</text:p>
      <text:p text:style-name="Standard"/>
      <text:p text:style-name="Standard">Dirección:<text:s/>Av. Del Centenario s/n. Tilisarao. San Luis</text:p>
      <text:p text:style-name="Standard"/>
      <text:p text:style-name="Standard">Teléfono:<text:s/>420389</text:p>
      <text:p text:style-name="Standard"/>
      <text:p text:style-name="Standard">Correo:cen12leopoldolugones gmail.com</text:p>
      <text:p text:style-name="Standard"/>
      <text:p text:style-name="Standard">5. Colores Oficiales</text:p>
      <text:p text:style-name="Standard"/>
      <text:p text:style-name="Standard">Color principal:<text:s/>Azul</text:p>
      <text:p text:style-name="Standard"/>
      <text:p text:style-name="Standard">Color secundario:<text:s/>naranja, gris, blanc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Mangal" fo:color="#0F4761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Aptos Display" style:font-name-asian="Times New Roman" style:font-name-complex="Mangal" fo:color="#0F4761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orena Farias</dc:creator>
    <meta:creation-date>2026-03-26T07:25:00Z</meta:creation-date>
    <dc:date>2026-04-10T13:24:00Z</dc:date>
    <meta:template xlink:href="Normal" xlink:type="simple"/>
    <meta:editing-cycles>8</meta:editing-cycles>
    <meta:editing-duration>PT3840S</meta:editing-duration>
    <meta:document-statistic meta:page-count="1" meta:paragraph-count="1" meta:word-count="91" meta:character-count="593" meta:row-count="4" meta:non-whitespace-character-count="503"/>
  </office:meta>
</office:document-meta>
</file>